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5fffb"/>
    </style:style>
    <style:style style:name="P2" style:family="paragraph" style:parent-style-name="Text_20_body">
      <loext:graphic-properties draw:fill="solid" draw:fill-color="#cccccc" draw:opacity="100%"/>
      <style:paragraph-properties fo:margin-top="0in" fo:margin-bottom="0in" style:contextual-spacing="false" fo:background-color="#cccccc"/>
      <style:text-properties officeooo:paragraph-rsid="0015fffb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loext:graphic-properties draw:fill="solid" draw:fill-color="#cccccc" draw:opacity="100%"/>
      <style:paragraph-properties fo:margin-top="0in" fo:margin-bottom="0in" style:contextual-spacing="false" fo:background-color="#cccccc"/>
    </style:style>
    <style:style style:name="P9" style:family="paragraph" style:parent-style-name="Text_20_body">
      <loext:graphic-properties draw:fill="solid" draw:fill-color="#cccccc" draw:opacity="100%"/>
      <style:paragraph-properties fo:margin-top="0in" fo:margin-bottom="0.1in" style:contextual-spacing="false" fo:background-color="#cccccc"/>
    </style:style>
    <style:style style:name="P10" style:family="paragraph" style:parent-style-name="Text_20_body">
      <loext:graphic-properties draw:fill="solid" draw:fill-color="#cccccc" draw:opacity="100%"/>
      <style:paragraph-properties fo:margin-top="0in" fo:margin-bottom="0in" style:contextual-spacing="false" fo:background-color="#cccccc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margin-top="0in" fo:margin-bottom="0in" style:contextual-spacing="false" fo:break-before="page"/>
      <style:text-properties fo:font-style="italic" fo:font-weight="bold" officeooo:paragraph-rsid="0015fffb" style:font-style-asian="italic" style:font-weight-asian="bold" style:font-style-complex="italic" style:font-weight-complex="bold"/>
    </style:style>
    <style:style style:name="P12" style:family="paragraph" style:parent-style-name="Text_20_body">
      <loext:graphic-properties draw:fill="solid" draw:fill-color="#cccccc" draw:opacity="100%"/>
      <style:paragraph-properties fo:margin-top="0in" fo:margin-bottom="0in" style:contextual-spacing="false" fo:break-before="page" fo:background-color="#cccccc"/>
      <style:text-properties fo:font-style="italic" fo:font-weight="bold" officeooo:paragraph-rsid="0015fffb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margin-top="0.1201in" fo:margin-bottom="0.1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5" style:family="paragraph" style:parent-style-name="Heading_20_1">
      <style:paragraph-properties fo:break-before="page"/>
      <style:text-properties officeooo:paragraph-rsid="0015fffb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18f4" style:font-style-asian="italic" style:font-weight-asian="bold" style:font-style-complex="italic" style:font-weight-complex="bold"/>
    </style:style>
    <style:style style:name="T5" style:family="text">
      <style:text-properties officeooo:rsid="00166d05"/>
    </style:style>
    <style:style style:name="T6" style:family="text">
      <style:text-properties officeooo:rsid="0018f3d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381. Shifting Letters II</text:h>
      <text:p text:style-name="P4">You are given a string <text:span text:style-name="Source_20_Text"><text:span text:style-name="T1">s</text:span></text:span> of lowercase English letters and a 2D integer array <text:span text:style-name="Source_20_Text"><text:span text:style-name="T1">shifts</text:span></text:span> where <text:span text:style-name="Source_20_Text"><text:span text:style-name="T1">shifts[i] = [start</text:span></text:span><text:span text:style-name="Source_20_Text"><text:span text:style-name="T2">i</text:span></text:span><text:span text:style-name="Source_20_Text"><text:span text:style-name="T1">, end</text:span></text:span><text:span text:style-name="Source_20_Text"><text:span text:style-name="T2">i</text:span></text:span><text:span text:style-name="Source_20_Text"><text:span text:style-name="T1">, direction</text:span></text:span><text:span text:style-name="Source_20_Text"><text:span text:style-name="T2">i</text:span></text:span><text:span text:style-name="Source_20_Text"><text:span text:style-name="T1">]</text:span></text:span>. For every <text:span text:style-name="Source_20_Text"><text:span text:style-name="T1">i</text:span></text:span>, <text:span text:style-name="Strong_20_Emphasis"><text:span text:style-name="T2">shift</text:span></text:span> the characters in <text:span text:style-name="Source_20_Text"><text:span text:style-name="T1">s</text:span></text:span> from the index <text:span text:style-name="Source_20_Text"><text:span text:style-name="T1">start</text:span></text:span><text:span text:style-name="Source_20_Text"><text:span text:style-name="T2">i</text:span></text:span> to the index <text:span text:style-name="Source_20_Text"><text:span text:style-name="T1">end</text:span></text:span><text:span text:style-name="Source_20_Text"><text:span text:style-name="T2">i</text:span></text:span> (<text:span text:style-name="Strong_20_Emphasis"><text:span text:style-name="T2">inclusive</text:span></text:span>) forward if <text:span text:style-name="Source_20_Text"><text:span text:style-name="T1">direction</text:span></text:span><text:span text:style-name="Source_20_Text"><text:span text:style-name="T2">i</text:span></text:span><text:span text:style-name="Source_20_Text"><text:span text:style-name="T1"> = 1</text:span></text:span>, or shift the characters backward if <text:span text:style-name="Source_20_Text"><text:span text:style-name="T1">direction</text:span></text:span><text:span text:style-name="Source_20_Text"><text:span text:style-name="T2">i</text:span></text:span><text:span text:style-name="Source_20_Text"><text:span text:style-name="T1"> = 0</text:span></text:span>.</text:p>
      <text:p text:style-name="P4">Shifting a character <text:span text:style-name="Strong_20_Emphasis"><text:span text:style-name="T2">forward</text:span></text:span> means replacing it with the <text:span text:style-name="Strong_20_Emphasis"><text:span text:style-name="T2">next</text:span></text:span> letter in the alphabet (wrapping around so that <text:span text:style-name="Source_20_Text"><text:span text:style-name="T1">'z'</text:span></text:span> becomes <text:span text:style-name="Source_20_Text"><text:span text:style-name="T1">'a'</text:span></text:span>). Similarly, shifting a character <text:span text:style-name="Strong_20_Emphasis"><text:span text:style-name="T2">backward</text:span></text:span> means replacing it with the <text:span text:style-name="Strong_20_Emphasis"><text:span text:style-name="T2">previous</text:span></text:span> letter in the alphabet (wrapping around so that <text:span text:style-name="Source_20_Text"><text:span text:style-name="T1">'a'</text:span></text:span> becomes <text:span text:style-name="Source_20_Text"><text:span text:style-name="T1">'z'</text:span></text:span>).</text:p>
      <text:p text:style-name="P4">Return <text:span text:style-name="Emphasis"><text:span text:style-name="T2">the final string after all such shifts to </text:span></text:span><text:span text:style-name="Source_20_Text"><text:span text:style-name="T1">s</text:span></text:span><text:span text:style-name="Emphasis"><text:span text:style-name="T2"> are applied</text:span></text:span>.</text:p>
      <text:p text:style-name="P4"> 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s = "abc", shifts = [[0,1,0],[1,2,1],[0,2,1]]</text:p>
      <text:p text:style-name="P3"><text:span text:style-name="Strong_20_Emphasis"><text:span text:style-name="T2">Output:</text:span></text:span> "ace"</text:p>
      <text:p text:style-name="P3"><text:span text:style-name="Strong_20_Emphasis"><text:span text:style-name="T2">Explanation:</text:span></text:span> Firstly, shift the characters from index 0 to index 1 backward. Now s = "zac".</text:p>
      <text:p text:style-name="P6">Secondly, shift the characters from index 1 to index 2 forward. Now s = "zbd".</text:p>
      <text:p text:style-name="P5">Finally, shift the characters from index 0 to index 2 forward. Now s = "ace"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s = "dztz", shifts = [[0,0,0],[1,1,1]]</text:p>
      <text:p text:style-name="P3"><text:span text:style-name="Strong_20_Emphasis"><text:span text:style-name="T2">Output:</text:span></text:span> "catz"</text:p>
      <text:p text:style-name="P3"><text:span text:style-name="Strong_20_Emphasis"><text:span text:style-name="T2">Explanation:</text:span></text:span> Firstly, shift the characters from index 0 to index 0 backward. Now s = "cztz".</text:p>
      <text:p text:style-name="P5">Finally, shift the characters from index 1 to index 1 forward. Now s = "catz".</text:p>
      <text:p text:style-name="P4"/>
      <text:p text:style-name="P4"><text:span text:style-name="Strong_20_Emphasis"><text:span text:style-name="T2">Constraints:</text:span></text:span></text:p>
      <text:list text:style-name="L1">
        <text:list-item>
          <text:p text:style-name="P16"><text:span text:style-name="Source_20_Text"><text:span text:style-name="T1">1 &lt;= s.length, shifts.length &lt;= </text:span></text:span><text:span text:style-name="Source_20_Text"><text:span text:style-name="T1"><draw:frame draw:style-name="fr1" draw:name="Object1" text:anchor-type="as-char" svg:y="-0.2161in" svg:width="0.6681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6"><text:span text:style-name="Source_20_Text"><text:span text:style-name="T1">shifts[i].length == 3</text:span></text:span></text:p>
        </text:list-item>
        <text:list-item>
          <text:p text:style-name="P16"><text:span text:style-name="Source_20_Text"><text:span text:style-name="T1">0 &lt;= start</text:span></text:span><text:span text:style-name="Source_20_Text"><text:span text:style-name="T2">i</text:span></text:span><text:span text:style-name="Source_20_Text"><text:span text:style-name="T1"> &lt;= end</text:span></text:span><text:span text:style-name="Source_20_Text"><text:span text:style-name="T2">i</text:span></text:span><text:span text:style-name="Source_20_Text"><text:span text:style-name="T1"> &lt; s.length</text:span></text:span></text:p>
        </text:list-item>
        <text:list-item>
          <text:p text:style-name="P16"><text:span text:style-name="Source_20_Text"><text:span text:style-name="T1">0 &lt;= direction</text:span></text:span><text:span text:style-name="Source_20_Text"><text:span text:style-name="T2">i</text:span></text:span><text:span text:style-name="Source_20_Text"><text:span text:style-name="T1"> &lt;= 1</text:span></text:span></text:p>
        </text:list-item>
        <text:list-item>
          <text:p text:style-name="P17"><text:span text:style-name="Source_20_Text"><text:span text:style-name="T1">s</text:span></text:span> consists of lowercase English letters.</text:p>
        </text:list-item>
      </text:list>
      <text:p text:style-name="Text_20_body"/>
      <text:h text:style-name="P15" text:outline-level="1">2381. Shifting Letters II</text:h>
      <text:p text:style-name="P7">/*</text:p>
      <text:p text:style-name="P14"><text:s text:c="4"/><text:span text:style-name="T5">Difference array + </text:span>Prefix sum</text:p>
      <text:p text:style-name="P7"><text:s text:c="4"/>Time compelxity:O(Q+Q+m+min(n,m)), in WC m=n =&gt; O(2(Q+n))</text:p>
      <text:p text:style-name="P7"><text:s text:c="4"/>Space compelexity:O(2.m), in WC m=n =&gt; O(2n)</text:p>
      <text:p text:style-name="P7"><text:s text:c="4"/>n: length of given s</text:p>
      <text:p text:style-name="P7"><text:s text:c="4"/>Q: length of given array shifts</text:p>
      <text:p text:style-name="P7"><text:s text:c="4"/>m: max right side in shifts' ranges</text:p>
      <text:p text:style-name="P7">*/</text:p>
      <text:p text:style-name="P7">typedef std::vector&lt;int&gt; vi;</text:p>
      <text:p text:style-name="P7">typedef std::vector&lt;vi&gt; vvi;</text:p>
      <text:p text:style-name="P7">typedef std::pair&lt;int,int&gt; ii;</text:p>
      <text:p text:style-name="P7">typedef std::vector&lt;ii&gt; vii;</text:p>
      <text:p text:style-name="P7"/>
      <text:p text:style-name="P7">class Solution{</text:p>
      <text:p text:style-name="P7"><text:s text:c="4"/>public:</text:p>
      <text:p text:style-name="P7"><text:s text:c="8"/>std::string shiftingLetters(std::string s, vvi&amp; shifts){</text:p>
      <text:p text:style-name="P7"><text:s text:c="12"/>int n=s.size();</text:p>
      <text:p text:style-name="P7"/>
      <text:p text:style-name="P7"><text:s text:c="11"/><text:span text:style-name="T3"><text:s/>// Get max right side in shifts' ranges</text:span></text:p>
      <text:p text:style-name="P7"><text:s text:c="12"/>vi up=*std::max_element(shifts.begin(),shifts.end(),[](vi&amp; a,vi&amp; b){return a[1]&lt;b[1];});</text:p>
      <text:p text:style-name="P7"><text:s text:c="12"/>int m=up[1]+2;</text:p>
      <text:p text:style-name="P7"/>
      <text:p text:style-name="P1"><text:s text:c="12"/></text:p>
      <text:p text:style-name="P12"><text:tab/>// Preprocess ranges</text:p>
      <text:p text:style-name="P8"><text:s text:c="7"/><text:span text:style-name="T3"><text:s text:c="5"/>// Compute in each range, the number of zeros and the number of ones</text:span></text:p>
      <text:p text:style-name="P10"><text:s text:c="12"/>// This helps us later to know the final shift on each letter</text:p>
      <text:p text:style-name="P9"><text:s text:c="12"/>vii pre(m+2,{0,0});</text:p>
      <text:p text:style-name="P2"><text:tab/>auto preprocess=[&amp;]()-&gt;void{</text:p>
      <text:p text:style-name="P8"><text:s text:c="16"/>for(auto shift: shifts){</text:p>
      <text:p text:style-name="P8"><text:s text:c="20"/>int l=shift[0];</text:p>
      <text:p text:style-name="P8"><text:s text:c="20"/>int r=shift[1];</text:p>
      <text:p text:style-name="P8"><text:s text:c="20"/>int d=shift[2];</text:p>
      <text:p text:style-name="P8"/>
      <text:p text:style-name="P8"><text:s text:c="16"/><text:span text:style-name="T3"><text:s text:c="4"/>// Using </text:span><text:span text:style-name="T4">difference array</text:span><text:span text:style-name="T3"> technique to:</text:span></text:p>
      <text:p text:style-name="P10"><text:s text:c="20"/>// Count the number of zeros <text:span text:style-name="T6">and ones</text:span></text:p>
      <text:p text:style-name="P8"><text:s text:c="20"/>pre[l].first+=int(d==0);</text:p>
      <text:p text:style-name="P8"><text:s text:c="20"/>pre[l].second+=int(d==1);</text:p>
      <text:p text:style-name="P8"/>
      <text:p text:style-name="P8"><text:s text:c="20"/>pre[r+1].first-=int(d==0);</text:p>
      <text:p text:style-name="P8"><text:s text:c="20"/>pre[r+1].second-=int(d==1);</text:p>
      <text:p text:style-name="P8"/>
      <text:p text:style-name="P8"><text:s text:c="16"/>}</text:p>
      <text:p text:style-name="P8"/>
      <text:p text:style-name="P8"><text:s text:c="16"/><text:span text:style-name="T3">// Cumulate the counts using the previous computations</text:span></text:p>
      <text:p text:style-name="P8"><text:s text:c="16"/>for(int i=1;i&lt;m;++i){</text:p>
      <text:p text:style-name="P8"><text:s text:c="20"/>pre[i].first+=pre[i-1].first;</text:p>
      <text:p text:style-name="P8"><text:s text:c="20"/>pre[i].second+=pre[i-1].second;</text:p>
      <text:p text:style-name="P8"><text:s text:c="16"/>}</text:p>
      <text:p text:style-name="P8"><text:s text:c="12"/>};</text:p>
      <text:p text:style-name="P13"><text:s text:c="12"/>preprocess();</text:p>
      <text:p text:style-name="P8"><text:s text:c="11"/><text:span text:style-name="T3"><text:s/>// Deal with negative dividend</text:span></text:p>
      <text:p text:style-name="P8"><text:s text:c="12"/>auto mod=[](int a,int b)-&gt;int{</text:p>
      <text:p text:style-name="P8"><text:s text:c="16"/>return ((a%b)+b)%b;</text:p>
      <text:p text:style-name="P8"><text:s text:c="12"/>};</text:p>
      <text:p text:style-name="P7"/>
      <text:p text:style-name="P1"><text:s text:c="11"/><text:span text:style-name="T3"><text:s/></text:span></text:p>
      <text:p text:style-name="P11"><text:tab/>// For each letter in the given string</text:p>
      <text:p text:style-name="P7"><text:s text:c="12"/>std::string ans=s;</text:p>
      <text:p text:style-name="P7"><text:s text:c="12"/>for(int i=0;i&lt;std::min(n,m);++i){</text:p>
      <text:p text:style-name="P7"><text:s text:c="10"/><text:span text:style-name="T3"><text:s text:c="6"/>// Compute the final shift</text:span></text:p>
      <text:p text:style-name="P7"><text:s text:c="16"/>auto [zeros_count,ones_count]=pre[i];</text:p>
      <text:p text:style-name="P7"><text:s text:c="16"/>int k=ones_count-zeros_count;</text:p>
      <text:p text:style-name="P7"/>
      <text:p text:style-name="P7"><text:s text:c="14"/><text:span text:style-name="T3"><text:s text:c="2"/>// Get its position in the alphabet</text:span></text:p>
      <text:p text:style-name="P7"><text:s text:c="16"/>int pos=ans[i]-'a';</text:p>
      <text:p text:style-name="P7"/>
      <text:p text:style-name="P7"><text:s text:c="12"/><text:span text:style-name="T3"><text:s text:c="4"/>// Perform the shifton it</text:span></text:p>
      <text:p text:style-name="P7"><text:s text:c="16"/>int shift=mod(pos+k,26);</text:p>
      <text:p text:style-name="P7"/>
      <text:p text:style-name="P7"><text:s text:c="14"/><text:span text:style-name="T3"><text:s text:c="2"/>// Modify it</text:span></text:p>
      <text:p text:style-name="P7"><text:s text:c="16"/>ans[i]=char(shift+'a');</text:p>
      <text:p text:style-name="P7"><text:s text:c="12"/>}</text:p>
      <text:p text:style-name="P7"><text:s text:c="12"/></text:p>
      <text:p text:style-name="P7"><text:s text:c="12"/>return ans; 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2:48:37.241672302</meta:creation-date>
    <dc:date>2025-01-05T18:26:44.326071701</dc:date>
    <meta:editing-duration>PT4M44S</meta:editing-duration>
    <meta:editing-cycles>4</meta:editing-cycles>
    <meta:generator>LibreOffice/24.2.7.2$Linux_X86_64 LibreOffice_project/420$Build-2</meta:generator>
    <meta:document-statistic meta:table-count="0" meta:image-count="0" meta:object-count="1" meta:page-count="4" meta:paragraph-count="89" meta:word-count="459" meta:character-count="3722" meta:non-whitespace-character-count="2614"/>
  </office:meta>
</office:document-meta>
</file>

<file path=Object 1/content.xml><?xml version="1.0" encoding="utf-8"?>
<math xmlns="http://www.w3.org/1998/Math/MathML" display="block">
  <semantics>
    <mrow>
      <mn>5</mn>
      <mo stretchy="false">∗</mo>
      <msup>
        <mn>10</mn>
        <mn>4</mn>
      </msup>
    </mrow>
    <annotation encoding="StarMath 5.0">5 * 10^4</annotation>
  </semantics>
</math>
</file>